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55308d" style:font-name="Liberation Serif" fo:font-size="11pt" fo:font-weight="bold" officeooo:rsid="0011927c" officeooo:paragraph-rsid="0011927c" style:font-size-asian="11pt" style:font-weight-asian="bold" style:font-size-complex="11pt" style:font-weight-complex="bold"/>
    </style:style>
    <style:style style:name="P2" style:family="paragraph" style:parent-style-name="Standard">
      <style:paragraph-properties fo:text-align="start" style:justify-single-word="false"/>
      <style:text-properties fo:color="#55308d" style:font-name="Liberation Serif" fo:font-size="11pt" fo:font-weight="bold" officeooo:rsid="0011927c" officeooo:paragraph-rsid="0011927c"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Liberation Serif" fo:font-size="11pt" officeooo:paragraph-rsid="0011927c" style:font-size-asian="11pt" style:font-size-complex="11pt"/>
    </style:style>
    <style:style style:name="P4" style:family="paragraph" style:parent-style-name="Text_20_body">
      <style:paragraph-properties fo:text-align="start" style:justify-single-word="false"/>
      <style:text-properties fo:color="#55308d" style:font-name="Liberation Serif" fo:font-size="11pt" fo:font-weight="bold" officeooo:rsid="0011927c" officeooo:paragraph-rsid="0011927c" style:font-size-asian="11pt" style:font-weight-asian="bold" style:font-size-complex="11pt" style:font-weight-complex="bold"/>
    </style:style>
    <style:style style:name="P5" style:family="paragraph" style:parent-style-name="Text_20_body">
      <style:paragraph-properties fo:text-align="start" style:justify-single-word="false"/>
      <style:text-properties fo:color="#55308d" style:font-name="Liberation Serif" fo:font-size="11pt" fo:font-weight="bold" officeooo:rsid="0011b2df" officeooo:paragraph-rsid="0011b2df" style:font-size-asian="11pt" style:font-weight-asian="bold" style:font-size-complex="11pt" style:font-weight-complex="bold"/>
    </style:style>
    <style:style style:name="P6" style:family="paragraph" style:parent-style-name="Text_20_body" style:list-style-name="L1">
      <style:paragraph-properties fo:text-align="start" style:justify-single-word="false"/>
      <style:text-properties fo:color="#55308d" style:font-name="Liberation Serif" fo:font-size="11pt" fo:font-weight="bold" officeooo:rsid="0011b2df" officeooo:paragraph-rsid="0011b2df" style:font-size-asian="11pt" style:font-weight-asian="bold" style:font-size-complex="11pt" style:font-weight-complex="bold"/>
    </style:style>
    <style:style style:name="P7" style:family="paragraph" style:parent-style-name="List_20_Heading">
      <style:paragraph-properties fo:text-align="start" style:justify-single-word="false"/>
      <style:text-properties fo:color="#55308d" style:font-name="Liberation Serif" fo:font-size="11pt" fo:font-weight="bold" officeooo:rsid="0011927c" officeooo:paragraph-rsid="0011927c" style:font-size-asian="11pt" style:font-weight-asian="bold" style:font-size-complex="11pt" style:font-weight-complex="bold"/>
    </style:style>
    <style:style style:name="P8" style:family="paragraph" style:parent-style-name="List_20_Heading">
      <style:paragraph-properties fo:margin-top="0in" fo:margin-bottom="0.1965in" loext:contextual-spacing="false"/>
    </style:style>
    <style:style style:name="P9" style:family="paragraph" style:parent-style-name="List_20_Contents">
      <style:paragraph-properties fo:margin-top="0in" fo:margin-bottom="0.1965in" loext:contextual-spacing="false"/>
    </style:style>
    <style:style style:name="P10" style:family="paragraph" style:parent-style-name="Heading_20_3">
      <style:paragraph-properties fo:text-align="start" style:justify-single-word="false"/>
      <style:text-properties fo:color="#158466" style:font-name="Liberation Serif" fo:font-size="11pt" style:text-underline-style="solid" style:text-underline-width="auto" style:text-underline-color="font-color" fo:font-weight="bold" officeooo:rsid="0011927c" officeooo:paragraph-rsid="0011927c" style:font-size-asian="11pt" style:font-weight-asian="bold" style:font-size-complex="11pt" style:font-weight-complex="bold"/>
    </style:style>
    <style:style style:name="T1" style:family="text">
      <style:text-properties style:font-name="sans-serif"/>
    </style:style>
    <style:style style:name="T2" style:family="text">
      <style:text-properties style:font-name="sans-serif" fo:font-size="15.8000001907349pt"/>
    </style:style>
    <style:style style:name="T3" style:family="text">
      <style:text-properties fo:font-weight="bold" officeooo:rsid="0011927c" style:font-size-asian="11pt" style:font-weight-asian="bold" style:font-size-complex="11pt" style:font-weight-complex="bold"/>
    </style:style>
    <style:style style:name="T4" style:family="text">
      <style:text-properties fo:font-weight="bold" officeooo:rsid="0011b2df" style:font-size-asian="11pt" style:font-weight-asian="bold" style:font-size-complex="11pt" style:font-weight-complex="bold"/>
    </style:style>
    <style:style style:name="T5" style:family="text">
      <style:text-properties fo:font-weight="bold" officeooo:rsid="0011927c" style:font-weight-asian="bold" style:font-weight-complex="bold"/>
    </style:style>
    <style:style style:name="T6" style:family="text">
      <style:text-properties officeooo:rsid="0011b2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I</text:span>Introduction to NCBI: Literature and other resources</text:p>
      <text:p text:style-name="P1">Author : Deepak Khatri</text:p>
      <text:p text:style-name="P1"/>
      <text:p text:style-name="P1"/>
      <text:h text:style-name="P10" text:outline-level="3"><text:span text:style-name="T6">Literature </text:span>Databases</text:h>
      <text:p text:style-name="P7"><text:a xlink:type="simple" xlink:href="https://www.ncbi.nlm.nih.gov/books" text:style-name="Internet_20_link" text:visited-style-name="Visited_20_Internet_20_Link">Bookshelf</text:a> </text:p>
      <text:p text:style-name="Text_20_body">A collection of biomedical books that can be searched directly or from linked data in other NCBI databases. The collection includes biomedical textbooks, other scientific titles, genetic resources such as <text:span text:style-name="Emphasis">GeneReviews</text:span>, and NCBI help manuals.</text:p>
      <text:p text:style-name="P7"><text:a xlink:type="simple" xlink:href="https://www.ncbi.nlm.nih.gov/books/NBK1116/" text:style-name="Internet_20_link" text:visited-style-name="Visited_20_Internet_20_Link">GeneReviews</text:a> </text:p>
      <text:p text:style-name="Text_20_body">A collection of expert-authored, peer-reviewed disease descriptions on the NCBI Bookshelf that apply genetic testing to the diagnosis, management, and genetic counseling of patients and families with specific inherited conditions.</text:p>
      <text:p text:style-name="P8"><text:a xlink:type="simple" xlink:href="https://www.ncbi.nlm.nih.gov/nlmcatalog/journals" text:style-name="Internet_20_link" text:visited-style-name="Visited_20_Internet_20_Link">Journals in NCBI Databases</text:a> </text:p>
      <text:p text:style-name="Text_20_body">Subset of the NLM Catalog database providing information on journals that are referenced in NCBI database records, including PubMed abstracts. This subset can be searched using the journal title, MEDLINE or ISO abbreviation, ISSN, or the NLM Catalog ID.</text:p>
      <text:p text:style-name="P8"><text:a xlink:type="simple" xlink:href="https://www.ncbi.nlm.nih.gov/mesh" text:style-name="Internet_20_link" text:visited-style-name="Visited_20_Internet_20_Link">MeSH Database</text:a> </text:p>
      <text:p text:style-name="Text_20_body">MeSH (Medical Subject Headings) is the U.S. National Library of Medicine's controlled vocabulary for indexing articles for MEDLINE/PubMed. MeSH terminology provides a consistent way to retrieve information that may use different terminology for the same concepts.</text:p>
      <text:p text:style-name="P8"><text:a xlink:type="simple" xlink:href="https://www.ncbi.nlm.nih.gov/medgen" text:style-name="Internet_20_link" text:visited-style-name="Visited_20_Internet_20_Link">MedGen</text:a> </text:p>
      <text:p text:style-name="Text_20_body">A portal to information about medical genetics. MedGen includes term lists from multiple sources and organizes them into concept groupings and hierarchies. Links are also provided to information related to those concepts in the <text:a xlink:type="simple" xlink:href="https://www.ncbi.nlm.nih.gov/gtr/" text:style-name="Internet_20_link" text:visited-style-name="Visited_20_Internet_20_Link">NIH Genetic Testing Registry (GTR)</text:a>, <text:a xlink:type="simple" xlink:href="https://www.ncbi.nlm.nih.gov/clinvar/" text:style-name="Internet_20_link" text:visited-style-name="Visited_20_Internet_20_Link">ClinVar</text:a>, <text:a xlink:type="simple" xlink:href="https://www.ncbi.nlm.nih.gov/gene/" text:style-name="Internet_20_link" text:visited-style-name="Visited_20_Internet_20_Link">Gene</text:a>, <text:a xlink:type="simple" xlink:href="http://www.omim.org/" text:style-name="Internet_20_link" text:visited-style-name="Visited_20_Internet_20_Link">OMIM</text:a>, <text:a xlink:type="simple" xlink:href="https://www.ncbi.nlm.nih.gov/pubmed/" text:style-name="Internet_20_link" text:visited-style-name="Visited_20_Internet_20_Link">PubMed</text:a>, and other sources.</text:p>
      <text:p text:style-name="P8"><text:a xlink:type="simple" xlink:href="https://ncbi.github.io/cxx-toolkit/" text:style-name="Internet_20_link" text:visited-style-name="Visited_20_Internet_20_Link">NCBI C++ Toolkit Manual</text:a> </text:p>
      <text:p text:style-name="Text_20_body">A comprehensive manual on the NCBI C++ toolkit, including its design and development framework, a C++ library reference, software examples and demos, FAQs and release notes. The manual is searchable online and can be downloaded as a series of PDF documents.</text:p>
      <text:p text:style-name="P8"><text:a xlink:type="simple" xlink:href="https://www.ncbi.nlm.nih.gov/books/NBK143764/" text:style-name="Internet_20_link" text:visited-style-name="Visited_20_Internet_20_Link">NCBI Handbook</text:a> </text:p>
      <text:p text:style-name="Text_20_body">An extensive collection of articles about NCBI databases and software. Designed for a novice user, each article presents a general overview of the resource and its design, along with tips for searching and using available analysis tools. All articles can be searched online and downloaded in PDF format; the handbook can be accessed through the NCBI Bookshelf.</text:p>
      <text:p text:style-name="P8"><text:a xlink:type="simple" xlink:href="https://www.ncbi.nlm.nih.gov/books/NBK3831/" text:style-name="Internet_20_link" text:visited-style-name="Visited_20_Internet_20_Link">NCBI Help Manual</text:a> </text:p>
      <text:p text:style-name="Text_20_body"><text:soft-page-break/>Accessed through the NCBI Bookshelf, the Help Manual contains documentation for many NCBI resources, including PubMed, PubMed Central, the Entrez system, Gene, SNP and LinkOut. All chapters can be downloaded in PDF format.</text:p>
      <text:p text:style-name="P8"><text:a xlink:type="simple" xlink:href="https://www.ncbi.nlm.nih.gov/nlmcatalog" text:style-name="Internet_20_link" text:visited-style-name="Visited_20_Internet_20_Link">National Library of Medicine (NLM) Catalog</text:a> </text:p>
      <text:p text:style-name="Text_20_body">Bibliographic data for all the journals, books, audiovisuals, computer software, electronic resources and other materials that are in the library's holdings.</text:p>
      <text:p text:style-name="P8"><text:a xlink:type="simple" xlink:href="https://www.ncbi.nlm.nih.gov/pubmed" text:style-name="Internet_20_link" text:visited-style-name="Visited_20_Internet_20_Link">PubMed</text:a> </text:p>
      <text:p text:style-name="Text_20_body">A database of citations and abstracts for biomedical literature from MEDLINE and additional life science journals. Links are provided when full text versions of the articles are available via PubMed Central (described below) or other websites.</text:p>
      <text:p text:style-name="P8"><text:a xlink:type="simple" xlink:href="https://www.ncbi.nlm.nih.gov/pmc/" text:style-name="Internet_20_link" text:visited-style-name="Visited_20_Internet_20_Link">PubMed Central (PMC)</text:a> </text:p>
      <text:p text:style-name="Text_20_body">A digital archive of full-text biomedical and life sciences journal literature, including clinical medicine and public health.</text:p>
      <text:p text:style-name="P4"/>
      <text:p text:style-name="P4"/>
      <text:p text:style-name="P5">References:</text:p>
      <text:list xml:id="list1493777422" text:style-name="L1">
        <text:list-item>
          <text:p text:style-name="P6"><text:a xlink:type="simple" xlink:href="https://www.ncbi.nlm.nih.gov/guide/literature/" text:style-name="Internet_20_link" text:visited-style-name="Visited_20_Internet_20_Link">https://www.ncbi.nlm.nih.gov/guide/literature/</text:a></text:p>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00:44:28.257987271</meta:creation-date>
    <dc:date>2019-04-10T00:50:08.939086318</dc:date>
    <meta:editing-duration>PT5M41S</meta:editing-duration>
    <meta:editing-cycles>2</meta:editing-cycles>
    <meta:generator>LibreOffice/6.1.5.2$Linux_X86_64 LibreOffice_project/10$Build-2</meta:generator>
    <meta:document-statistic meta:table-count="0" meta:image-count="0" meta:object-count="0" meta:page-count="2" meta:paragraph-count="27" meta:word-count="435" meta:character-count="3012" meta:non-whitespace-character-count="2594"/>
  </office:meta>
</office:document-meta>
</file>